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es" fo:country="ES"/>
    </style:style>
    <style:style style:name="P3" style:parent-style-name="Standard" style:family="paragraph">
      <style:text-properties fo:language="es" fo:country="ES"/>
    </style:style>
    <style:style style:name="P4" style:parent-style-name="Standard" style:family="paragraph">
      <style:text-properties fo:language="es" fo:country="ES"/>
    </style:style>
    <style:style style:name="P5" style:parent-style-name="Standard" style:family="paragraph">
      <style:text-properties fo:language="es" fo:country="ES"/>
    </style:style>
    <style:style style:name="P6" style:parent-style-name="Standard" style:family="paragraph">
      <style:text-properties fo:language="es" fo:country="ES"/>
    </style:style>
    <style:style style:name="P7" style:parent-style-name="Standard" style:family="paragraph">
      <style:text-properties fo:language="es" fo:country="ES"/>
    </style:style>
    <style:style style:name="P8" style:parent-style-name="Standard" style:family="paragraph">
      <style:text-properties fo:language="es" fo:country="ES"/>
    </style:style>
    <style:style style:name="P9" style:parent-style-name="Standard" style:family="paragraph">
      <style:text-properties fo:language="es" fo:country="ES"/>
    </style:style>
    <style:style style:name="P10" style:parent-style-name="Standard" style:family="paragraph">
      <style:text-properties fo:language="es" fo:country="ES"/>
    </style:style>
    <style:style style:name="P11" style:parent-style-name="Standard" style:family="paragraph">
      <style:text-properties fo:language="es" fo:country="ES"/>
    </style:style>
    <style:style style:name="P12" style:parent-style-name="Standard" style:family="paragraph">
      <style:text-properties fo:language="es" fo:country="ES"/>
    </style:style>
    <style:style style:name="P13" style:parent-style-name="Standard" style:family="paragraph">
      <style:text-properties fo:language="es" fo:country="ES"/>
    </style:style>
    <style:style style:name="P14" style:parent-style-name="Standard" style:family="paragraph">
      <style:text-properties fo:language="es" fo:country="ES"/>
    </style:style>
    <style:style style:name="P15" style:parent-style-name="Standard" style:family="paragraph">
      <style:text-properties fo:language="es" fo:country="ES"/>
    </style:style>
    <style:style style:name="P16" style:parent-style-name="Standard" style:family="paragraph">
      <style:text-properties fo:language="es" fo:country="ES"/>
    </style:style>
    <style:style style:name="P17" style:parent-style-name="Standard" style:family="paragraph">
      <style:text-properties fo:language="es" fo:country="ES"/>
    </style:style>
    <style:style style:name="P18" style:parent-style-name="Standard" style:family="paragraph">
      <style:text-properties fo:language="es" fo:country="ES"/>
    </style:style>
    <style:style style:name="P19" style:parent-style-name="Standard" style:family="paragraph">
      <style:text-properties fo:language="es" fo:country="ES"/>
    </style:style>
    <style:style style:name="P20" style:parent-style-name="Standard" style:family="paragraph">
      <style:text-properties fo:language="es" fo:country="ES"/>
    </style:style>
    <style:style style:name="P21" style:parent-style-name="Standard" style:family="paragraph">
      <style:text-properties fo:language="es" fo:country="ES"/>
    </style:style>
    <style:style style:name="P22" style:parent-style-name="Standard" style:family="paragraph">
      <style:text-properties fo:language="es" fo:country="ES"/>
    </style:style>
    <style:style style:name="P23" style:parent-style-name="Standard" style:family="paragraph">
      <style:text-properties fo:language="es" fo:country="ES"/>
    </style:style>
    <style:style style:name="P24" style:parent-style-name="Standard" style:family="paragraph">
      <style:text-properties fo:language="es" fo:country="ES"/>
    </style:style>
    <style:style style:name="P25" style:parent-style-name="Standard" style:family="paragraph">
      <style:text-properties fo:language="es" fo:country="ES"/>
    </style:style>
    <style:style style:name="P26" style:parent-style-name="Standard" style:family="paragraph">
      <style:text-properties fo:language="es" fo:country="ES"/>
    </style:style>
    <style:style style:name="P27" style:parent-style-name="Standard" style:family="paragraph">
      <style:text-properties fo:language="es" fo:country="ES"/>
    </style:style>
    <style:style style:name="P28" style:parent-style-name="Standard" style:family="paragraph">
      <style:text-properties fo:language="es" fo:country="ES"/>
    </style:style>
    <style:style style:name="P29" style:parent-style-name="Standard" style:family="paragraph">
      <style:text-properties fo:language="es" fo:country="ES"/>
    </style:style>
    <style:style style:name="P30" style:parent-style-name="Standard" style:family="paragraph">
      <style:text-properties fo:language="es" fo:country="ES"/>
    </style:style>
    <style:style style:name="P31" style:parent-style-name="Standard" style:family="paragraph">
      <style:text-properties fo:language="es" fo:country="ES"/>
    </style:style>
    <style:style style:name="P32" style:parent-style-name="Standard" style:family="paragraph">
      <style:text-properties fo:language="es" fo:country="ES"/>
    </style:style>
    <style:style style:name="P33" style:parent-style-name="Standard" style:family="paragraph">
      <style:text-properties fo:language="es" fo:country="ES"/>
    </style:style>
    <style:style style:name="P34" style:parent-style-name="Standard" style:family="paragraph">
      <style:text-properties fo:language="es" fo:country="ES"/>
    </style:style>
    <style:style style:name="P35" style:parent-style-name="Standard" style:family="paragraph">
      <style:text-properties fo:language="es" fo:country="ES"/>
    </style:style>
    <style:style style:name="P36" style:parent-style-name="Standard" style:family="paragraph">
      <style:text-properties fo:language="es" fo:country="ES"/>
    </style:style>
    <style:style style:name="P37" style:parent-style-name="Standard" style:family="paragraph">
      <style:text-properties fo:language="es" fo:country="ES"/>
    </style:style>
    <style:style style:name="P38" style:parent-style-name="Standard" style:family="paragraph">
      <style:text-properties fo:language="es" fo:country="ES"/>
    </style:style>
    <style:style style:name="P39" style:parent-style-name="Standard" style:family="paragraph">
      <style:text-properties fo:language="es" fo:country="ES"/>
    </style:style>
    <style:style style:name="P40" style:parent-style-name="Standard" style:family="paragraph">
      <style:text-properties fo:language="es" fo:country="ES"/>
    </style:style>
    <style:style style:name="P41" style:parent-style-name="Standard" style:family="paragraph">
      <style:text-properties fo:language="es" fo:country="ES"/>
    </style:style>
    <style:style style:name="P42" style:parent-style-name="Standard" style:family="paragraph">
      <style:text-properties fo:language="es" fo:country="ES"/>
    </style:style>
    <style:style style:name="P43" style:parent-style-name="Standard" style:family="paragraph">
      <style:text-properties fo:language="es" fo:country="ES"/>
    </style:style>
    <style:style style:name="P44" style:parent-style-name="Standard" style:family="paragraph">
      <style:text-properties fo:language="es" fo:country="ES"/>
    </style:style>
    <style:style style:name="P45" style:parent-style-name="Standard" style:family="paragraph">
      <style:text-properties fo:language="es" fo:country="ES"/>
    </style:style>
    <style:style style:name="P46" style:parent-style-name="Standard" style:family="paragraph">
      <style:text-properties fo:language="es" fo:country="ES"/>
    </style:style>
    <style:style style:name="P47" style:parent-style-name="Standard" style:family="paragraph">
      <style:text-properties fo:language="es" fo:country="ES"/>
    </style:style>
    <style:style style:name="P48" style:parent-style-name="Standard" style:family="paragraph">
      <style:text-properties fo:language="es" fo:country="ES"/>
    </style:style>
    <style:style style:name="P49" style:parent-style-name="Standard" style:family="paragraph">
      <style:text-properties fo:language="es" fo:country="ES"/>
    </style:style>
    <style:style style:name="P50" style:parent-style-name="Standard" style:family="paragraph">
      <style:text-properties fo:language="es" fo:country="ES"/>
    </style:style>
    <style:style style:name="P51" style:parent-style-name="Standard" style:family="paragraph">
      <style:text-properties fo:language="es" fo:country="ES"/>
    </style:style>
    <style:style style:name="P52" style:parent-style-name="Standard" style:family="paragraph">
      <style:text-properties fo:language="es" fo:country="ES"/>
    </style:style>
    <style:style style:name="P53" style:parent-style-name="Standard" style:family="paragraph">
      <style:text-properties fo:language="es" fo:country="ES"/>
    </style:style>
    <style:style style:name="P54" style:parent-style-name="Standard" style:family="paragraph">
      <style:text-properties fo:language="es" fo:country="ES"/>
    </style:style>
    <style:style style:name="P55" style:parent-style-name="Standard" style:family="paragraph">
      <style:text-properties fo:language="es" fo:country="ES"/>
    </style:style>
    <style:style style:name="P56" style:parent-style-name="Standard" style:family="paragraph">
      <style:text-properties fo:language="es" fo:country="ES"/>
    </style:style>
    <style:style style:name="P57" style:parent-style-name="Standard" style:family="paragraph">
      <style:text-properties fo:language="es" fo:country="ES"/>
    </style:style>
    <style:style style:name="P58" style:parent-style-name="Standard" style:family="paragraph">
      <style:text-properties fo:language="es" fo:country="ES"/>
    </style:style>
    <style:style style:name="P59" style:parent-style-name="Standard" style:family="paragraph">
      <style:text-properties fo:language="es" fo:country="ES"/>
    </style:style>
    <style:style style:name="P60" style:parent-style-name="Standard" style:family="paragraph">
      <style:text-properties fo:language="es" fo:country="ES"/>
    </style:style>
    <style:style style:name="P61" style:parent-style-name="Standard" style:family="paragraph">
      <style:text-properties fo:language="es" fo:country="ES"/>
    </style:style>
    <style:style style:name="P62" style:parent-style-name="Standard" style:family="paragraph">
      <style:text-properties fo:language="es" fo:country="ES"/>
    </style:style>
    <style:style style:name="P63" style:parent-style-name="Standard" style:family="paragraph">
      <style:text-properties fo:language="es" fo:country="ES"/>
    </style:style>
    <style:style style:name="P64" style:parent-style-name="Standard" style:family="paragraph">
      <style:text-properties fo:language="es" fo:country="ES"/>
    </style:style>
    <style:style style:name="P65" style:parent-style-name="Standard" style:family="paragraph">
      <style:text-properties fo:language="es" fo:country="ES"/>
    </style:style>
    <style:style style:name="P66" style:parent-style-name="Standard" style:family="paragraph">
      <style:text-properties fo:language="es" fo:country="ES"/>
    </style:style>
    <style:style style:name="P67" style:parent-style-name="Standard" style:family="paragraph">
      <style:text-properties fo:language="es" fo:country="ES"/>
    </style:style>
    <style:style style:name="P68" style:parent-style-name="Standard" style:family="paragraph">
      <style:text-properties fo:language="es" fo:country="ES"/>
    </style:style>
    <style:style style:name="P69" style:parent-style-name="Standard" style:family="paragraph">
      <style:text-properties fo:language="es" fo:country="ES"/>
    </style:style>
    <style:style style:name="P70" style:parent-style-name="Standard" style:family="paragraph">
      <style:text-properties fo:language="es" fo:country="ES"/>
    </style:style>
    <style:style style:name="P71" style:parent-style-name="Standard" style:family="paragraph">
      <style:text-properties fo:language="es" fo:country="ES"/>
    </style:style>
    <style:style style:name="P72" style:parent-style-name="Standard" style:family="paragraph">
      <style:text-properties fo:language="es" fo:country="ES"/>
    </style:style>
    <style:style style:name="P73" style:parent-style-name="Standard" style:family="paragraph">
      <style:text-properties fo:language="es" fo:country="ES"/>
    </style:style>
    <style:style style:name="P74" style:parent-style-name="Standard" style:family="paragraph">
      <style:text-properties fo:language="es" fo:country="ES"/>
    </style:style>
    <style:style style:name="P75" style:parent-style-name="Standard" style:family="paragraph">
      <style:text-properties fo:language="es" fo:country="ES"/>
    </style:style>
    <style:style style:name="P76" style:parent-style-name="Standard" style:family="paragraph">
      <style:text-properties fo:language="es" fo:country="ES"/>
    </style:style>
    <style:style style:name="P77" style:parent-style-name="Standard" style:family="paragraph">
      <style:text-properties fo:language="es" fo:country="ES"/>
    </style:style>
    <style:style style:name="P78" style:parent-style-name="Standard" style:family="paragraph">
      <style:text-properties fo:language="en" fo:country="US"/>
    </style:style>
    <style:style style:name="P79" style:parent-style-name="Standard" style:family="paragraph">
      <style:text-properties fo:language="en" fo:country="US"/>
    </style:style>
    <style:style style:name="P80" style:parent-style-name="Standard" style:family="paragraph">
      <style:text-properties fo:language="en" fo:country="US"/>
    </style:style>
    <style:style style:name="P81" style:parent-style-name="Título1" style:family="paragraph">
      <style:text-properties fo:language="en" fo:country="US"/>
    </style:style>
    <style:style style:name="P82" style:parent-style-name="Standard" style:family="paragraph">
      <style:text-properties fo:language="en" fo:country="US"/>
    </style:style>
    <style:style style:name="P83" style:parent-style-name="Standard" style:family="paragraph">
      <style:text-properties fo:language="en" fo:country="US"/>
    </style:style>
    <style:style style:name="P84" style:parent-style-name="Standard" style:family="paragraph">
      <style:text-properties fo:language="es" fo:country="ES"/>
    </style:style>
    <style:style style:name="P85" style:parent-style-name="Standard" style:family="paragraph">
      <style:text-properties fo:language="es" fo:country="ES"/>
    </style:style>
    <style:style style:name="P86" style:parent-style-name="Standard" style:family="paragraph">
      <style:text-properties fo:language="es" fo:country="ES"/>
    </style:style>
    <style:style style:name="P87" style:parent-style-name="Standard" style:family="paragraph">
      <style:text-properties fo:language="es" fo:country="ES"/>
    </style:style>
    <style:style style:name="P88" style:parent-style-name="Standard" style:family="paragraph">
      <style:text-properties fo:language="es" fo:country="ES"/>
    </style:style>
    <style:style style:name="P89" style:parent-style-name="Standard" style:family="paragraph">
      <style:text-properties fo:language="es" fo:country="ES"/>
    </style:style>
    <style:style style:name="P90" style:parent-style-name="Standard" style:family="paragraph">
      <style:text-properties fo:language="es" fo:country="ES"/>
    </style:style>
    <style:style style:name="P91" style:parent-style-name="Standard" style:family="paragraph">
      <style:text-properties fo:language="es" fo:country="ES"/>
    </style:style>
    <style:style style:name="P92" style:parent-style-name="Standard" style:family="paragraph">
      <style:text-properties fo:language="es" fo:country="ES"/>
    </style:style>
    <style:style style:name="P93" style:parent-style-name="Standard" style:family="paragraph">
      <style:text-properties fo:language="es" fo:country="ES"/>
    </style:style>
    <style:style style:name="P94" style:parent-style-name="Standard" style:family="paragraph">
      <style:text-properties fo:language="es" fo:country="ES"/>
    </style:style>
    <style:style style:name="P95" style:parent-style-name="Standard" style:family="paragraph">
      <style:text-properties fo:language="es" fo:country="ES"/>
    </style:style>
    <style:style style:name="P96" style:parent-style-name="Standard" style:family="paragraph">
      <style:text-properties fo:language="es" fo:country="ES"/>
    </style:style>
    <style:style style:name="P97" style:parent-style-name="Standard" style:family="paragraph">
      <style:text-properties fo:language="es" fo:country="ES"/>
    </style:style>
    <style:style style:name="P98" style:parent-style-name="Standard" style:family="paragraph">
      <style:text-properties fo:language="es" fo:country="ES"/>
    </style:style>
    <style:style style:name="P99" style:parent-style-name="Standard" style:family="paragraph">
      <style:text-properties fo:language="es" fo:country="ES"/>
    </style:style>
    <style:style style:name="P100" style:parent-style-name="Standard" style:family="paragraph">
      <style:text-properties fo:language="es" fo:country="ES"/>
    </style:style>
    <style:style style:name="P101" style:parent-style-name="Standard" style:family="paragraph">
      <style:text-properties fo:language="es" fo:country="ES"/>
    </style:style>
    <style:style style:name="P102" style:parent-style-name="Standard" style:family="paragraph">
      <style:text-properties fo:language="es" fo:country="ES"/>
    </style:style>
    <style:style style:name="P103" style:parent-style-name="Standard" style:family="paragraph">
      <style:text-properties fo:language="es" fo:country="ES"/>
    </style:style>
    <style:style style:name="P104" style:parent-style-name="Standard" style:family="paragraph">
      <style:text-properties fo:language="es" fo:country="ES"/>
    </style:style>
    <style:style style:name="T105" style:parent-style-name="Fuentedepárrafopredeter." style:family="text">
      <style:text-properties fo:background-color="#FFFF00" fo:language="es" fo:country="ES"/>
    </style:style>
    <style:style style:name="T106" style:parent-style-name="Fuentedepárrafopredeter." style:family="text">
      <style:text-properties fo:language="es" fo:country="ES"/>
    </style:style>
    <style:style style:name="P107" style:parent-style-name="Standard" style:family="paragraph">
      <style:text-properties fo:language="es" fo:country="ES"/>
    </style:style>
    <style:style style:name="P108" style:parent-style-name="Standard" style:family="paragraph">
      <style:text-properties fo:language="es" fo:country="ES"/>
    </style:style>
    <style:style style:name="P109" style:parent-style-name="Standard" style:family="paragraph">
      <style:text-properties fo:language="es" fo:country="ES"/>
    </style:style>
    <style:style style:name="P110" style:parent-style-name="Standard" style:family="paragraph">
      <style:text-properties fo:language="es" fo:country="ES"/>
    </style:style>
    <style:style style:name="P111" style:parent-style-name="Standard" style:family="paragraph">
      <style:text-properties fo:language="es" fo:country="ES"/>
    </style:style>
    <style:style style:name="T112" style:parent-style-name="Fuentedepárrafopredeter." style:family="text">
      <style:text-properties fo:background-color="#FFFF00" fo:language="es" fo:country="ES"/>
    </style:style>
    <style:style style:name="T113" style:parent-style-name="Fuentedepárrafopredeter." style:family="text">
      <style:text-properties fo:language="es" fo:country="ES"/>
    </style:style>
    <style:style style:name="P114" style:parent-style-name="Standard" style:family="paragraph">
      <style:text-properties fo:language="es" fo:country="ES"/>
    </style:style>
    <style:style style:name="P115" style:parent-style-name="Standard" style:family="paragraph">
      <style:text-properties fo:language="es" fo:country="ES"/>
    </style:style>
    <style:style style:name="P116" style:parent-style-name="Standard" style:family="paragraph">
      <style:text-properties fo:language="es" fo:country="ES"/>
    </style:style>
    <style:style style:name="P117" style:parent-style-name="Standard" style:family="paragraph">
      <style:text-properties fo:language="es" fo:country="ES"/>
    </style:style>
    <style:style style:name="P118" style:parent-style-name="Standard" style:family="paragraph">
      <style:text-properties fo:language="es" fo:country="ES"/>
    </style:style>
    <style:style style:name="P119" style:parent-style-name="Standard" style:family="paragraph">
      <style:text-properties fo:language="es" fo:country="ES"/>
    </style:style>
    <style:style style:name="P120" style:parent-style-name="Standard" style:family="paragraph">
      <style:text-properties fo:language="es" fo:country="ES"/>
    </style:style>
    <style:style style:name="T121" style:parent-style-name="Fuentedepárrafopredeter." style:family="text">
      <style:text-properties fo:background-color="#FFFF00" fo:language="es" fo:country="ES"/>
    </style:style>
    <style:style style:name="T122" style:parent-style-name="Fuentedepárrafopredeter." style:family="text">
      <style:text-properties fo:language="es" fo:country="ES"/>
    </style:style>
    <style:style style:name="P123" style:parent-style-name="Standard" style:family="paragraph">
      <style:text-properties fo:language="es" fo:country="ES"/>
    </style:style>
    <style:style style:name="P124" style:parent-style-name="Standard" style:family="paragraph">
      <style:text-properties fo:language="es" fo:country="ES"/>
    </style:style>
    <style:style style:name="P125" style:parent-style-name="Standard" style:family="paragraph">
      <style:text-properties fo:language="es" fo:country="ES"/>
    </style:style>
    <style:style style:name="P126" style:parent-style-name="Standard" style:family="paragraph">
      <style:text-properties fo:language="es" fo:country="ES"/>
    </style:style>
    <style:style style:name="P127" style:parent-style-name="Standard" style:family="paragraph">
      <style:text-properties fo:language="es" fo:country="ES"/>
    </style:style>
    <style:style style:name="P128" style:parent-style-name="Standard" style:family="paragraph">
      <style:text-properties fo:language="es" fo:country="ES"/>
    </style:style>
    <style:style style:name="P129" style:parent-style-name="Standard" style:family="paragraph">
      <style:text-properties fo:language="es" fo:country="ES"/>
    </style:style>
    <style:style style:name="T130" style:parent-style-name="Fuentedepárrafopredeter." style:family="text">
      <style:text-properties fo:background-color="#FFFF00" fo:language="es" fo:country="ES"/>
    </style:style>
    <style:style style:name="T131" style:parent-style-name="Fuentedepárrafopredeter." style:family="text">
      <style:text-properties fo:language="es" fo:country="ES"/>
    </style:style>
    <style:style style:name="P132" style:parent-style-name="Standard" style:family="paragraph">
      <style:text-properties fo:language="es" fo:country="ES"/>
    </style:style>
    <style:style style:name="P133" style:parent-style-name="Standard" style:family="paragraph">
      <style:text-properties fo:language="es" fo:country="ES"/>
    </style:style>
    <style:style style:name="P134" style:parent-style-name="Standard" style:family="paragraph">
      <style:text-properties fo:language="es" fo:country="ES"/>
    </style:style>
    <style:style style:name="P135" style:parent-style-name="Standard" style:family="paragraph">
      <style:text-properties fo:language="es" fo:country="ES"/>
    </style:style>
    <style:style style:name="P136" style:parent-style-name="Standard" style:family="paragraph">
      <style:text-properties fo:language="es" fo:country="ES"/>
    </style:style>
    <style:style style:name="P137" style:parent-style-name="Standard" style:family="paragraph">
      <style:text-properties fo:language="es" fo:country="ES"/>
    </style:style>
    <style:style style:name="P138" style:parent-style-name="Standard" style:family="paragraph">
      <style:text-properties fo:language="es" fo:country="ES"/>
    </style:style>
    <style:style style:name="P139" style:parent-style-name="Standard" style:family="paragraph">
      <style:text-properties fo:language="es" fo:country="ES"/>
    </style:style>
    <style:style style:name="P140" style:parent-style-name="Standard" style:family="paragraph">
      <style:text-properties fo:language="es" fo:country="ES"/>
    </style:style>
    <style:style style:name="P141" style:parent-style-name="Standard" style:family="paragraph">
      <style:text-properties fo:language="es" fo:country="ES"/>
    </style:style>
    <style:style style:name="T142" style:parent-style-name="Fuentedepárrafopredeter." style:family="text">
      <style:text-properties fo:background-color="#FFFF00" fo:language="es" fo:country="ES"/>
    </style:style>
    <style:style style:name="T143" style:parent-style-name="Fuentedepárrafopredeter." style:family="text">
      <style:text-properties fo:language="es" fo:country="ES"/>
    </style:style>
    <style:style style:name="P144" style:parent-style-name="Standard" style:family="paragraph">
      <style:text-properties fo:language="es" fo:country="ES"/>
    </style:style>
    <style:style style:name="P145" style:parent-style-name="Standard" style:family="paragraph">
      <style:text-properties fo:language="es" fo:country="ES"/>
    </style:style>
    <style:style style:name="P146" style:parent-style-name="Standard" style:family="paragraph">
      <style:text-properties fo:language="es" fo:country="ES"/>
    </style:style>
    <style:style style:name="P147" style:parent-style-name="Standard" style:family="paragraph">
      <style:text-properties fo:language="es" fo:country="ES"/>
    </style:style>
    <style:style style:name="P148" style:parent-style-name="Standard" style:family="paragraph">
      <style:text-properties fo:language="es" fo:country="ES"/>
    </style:style>
    <style:style style:name="T149" style:parent-style-name="Fuentedepárrafopredeter." style:family="text">
      <style:text-properties fo:background-color="#FFFF00" fo:language="es" fo:country="ES"/>
    </style:style>
    <style:style style:name="T150" style:parent-style-name="Fuentedepárrafopredeter." style:family="text">
      <style:text-properties fo:language="es" fo:country="ES"/>
    </style:style>
    <style:style style:name="T151" style:parent-style-name="Fuentedepárrafopredeter." style:family="text">
      <style:text-properties fo:language="es" fo:country="ES"/>
    </style:style>
    <style:style style:name="P152" style:parent-style-name="Standard" style:family="paragraph">
      <style:text-properties fo:language="es" fo:country="ES"/>
    </style:style>
    <style:style style:name="P153" style:parent-style-name="Standard" style:family="paragraph">
      <style:text-properties fo:language="es" fo:country="ES"/>
    </style:style>
    <style:style style:name="P154" style:parent-style-name="Standard" style:family="paragraph">
      <style:text-properties fo:language="es" fo:country="ES"/>
    </style:style>
    <style:style style:name="P155" style:parent-style-name="Standard" style:family="paragraph">
      <style:text-properties fo:language="es" fo:country="ES"/>
    </style:style>
    <style:style style:name="P156" style:parent-style-name="Standard" style:family="paragraph">
      <style:text-properties fo:language="es" fo:country="ES"/>
    </style:style>
    <style:style style:name="P157" style:parent-style-name="Standard" style:family="paragraph">
      <style:text-properties fo:language="es" fo:country="ES"/>
    </style:style>
    <style:style style:name="T158" style:parent-style-name="Fuentedepárrafopredeter." style:family="text">
      <style:text-properties fo:background-color="#FFFF00" fo:language="es" fo:country="ES"/>
    </style:style>
    <style:style style:name="T159" style:parent-style-name="Fuentedepárrafopredeter." style:family="text">
      <style:text-properties fo:language="es" fo:country="ES"/>
    </style:style>
    <style:style style:name="P160" style:parent-style-name="Standard" style:family="paragraph">
      <style:text-properties fo:language="es" fo:country="ES"/>
    </style:style>
    <style:style style:name="P161" style:parent-style-name="Standard" style:family="paragraph">
      <style:text-properties fo:language="es" fo:country="ES"/>
    </style:style>
    <style:style style:name="T162" style:parent-style-name="Fuentedepárrafopredeter." style:family="text">
      <style:text-properties fo:language="es" fo:country="ES"/>
    </style:style>
  </office:automatic-styles>
  <office:body>
    <office:text text:use-soft-page-breaks="true">
      <text:p text:style-name="P1"><text:span text:style-name="Título1Car">Examen lucas</text:span></text:p>
      <text:p text:style-name="P2"><text:line-break/>Pregunta 1</text:p>
      <text:p text:style-name="P3">Algunas alternativas para atenuar el desajuste por impedancia son:</text:p>
      <text:p text:style-name="P4">Respuesta:</text:p>
      <text:p text:style-name="P5">Persistence framework, Capa DAO, DBOO</text:p>
      <text:p text:style-name="P6"/>
      <text:p text:style-name="P7">Pregunta 2</text:p>
      <text:p text:style-name="P8">Algunas ventajas de la implementación de ORM son:</text:p>
      <text:p text:style-name="P9">Respuesta:</text:p>
      <text:p text:style-name="P10">Abstracción de la base de datos</text:p>
      <text:p text:style-name="P11"/>
      <text:p text:style-name="P12">Pregunta 3</text:p>
      <text:p text:style-name="P13">Indique de las siguientes, cual es una ventaja de los sistemas NoSQL</text:p>
      <text:p text:style-name="P14">Respuesta:</text:p>
      <text:p text:style-name="P15">Pueden manejar mucha cantidad de datos</text:p>
      <text:p text:style-name="P16"/>
      <text:p text:style-name="P17">Pregunta 4</text:p>
      <text:p text:style-name="P18">Que significa NoSQL</text:p>
      <text:p text:style-name="P19">Respuesta:</text:p>
      <text:p text:style-name="P20">Not Only SQL</text:p>
      <text:p text:style-name="P21"/>
      <text:p text:style-name="P22">Pregunta 5</text:p>
      <text:p text:style-name="P23">¿Cual de las siguientes afirmaciones sobre el teorema de CAP es correcta?</text:p>
      <text:p text:style-name="P24">Respuesta:</text:p>
      <text:p text:style-name="P25">Una de sus características es Disponibilidad</text:p>
      <text:p text:style-name="P26"/>
      <text:p text:style-name="P27">Pregunta 6</text:p>
      <text:p text:style-name="P28">Cuando en Big Data se habla de las 3Vs se refiere a</text:p>
      <text:p text:style-name="P29">Respuesta:</text:p>
      <text:p text:style-name="P30">Volumen-Velocidad-Variedad<text:line-break/></text:p>
      <text:p text:style-name="P31">Pregunta 7</text:p>
      <text:p text:style-name="P32">¿Qué Aspecto no es destacable de las BBDD de familia de columnas?</text:p>
      <text:p text:style-name="P33">Respuesta:</text:p>
      <text:p text:style-name="P34">Consistencia</text:p>
      <text:p text:style-name="P35"/>
      <text:p text:style-name="P36">Pregunta 8</text:p>
      <text:p text:style-name="P37">En una base de datos Hbase (familia de columnas) como esta definida una celda</text:p>
      <text:p text:style-name="P38">Respuesta:</text:p>
      <text:p text:style-name="P39">Por una clave primaria de fila, una familia de columnas y una marca de tiempo</text:p>
      <text:p text:style-name="P40"/>
      <text:p text:style-name="P41">Pregunta 9</text:p>
      <text:p text:style-name="P42">¿Cuál de las siguientes afirmaciones es correcta?</text:p>
      <text:p text:style-name="P43">Respuesta:</text:p>
      <text:p text:style-name="P44">Neo4j es una base de datos orientada a grafos</text:p>
      <text:p text:style-name="P45"/>
      <text:p text:style-name="P46">Pregunta 10</text:p>
      <text:p text:style-name="P47">Las bases orientadas a grafos</text:p>
      <text:p text:style-name="P48">Respuesta:</text:p>
      <text:p text:style-name="P49">Suelen cumplir las garantías ACID</text:p>
      <text:p text:style-name="P50"/>
      <text:soft-page-break/>
      <text:p text:style-name="P51">Pregunta 11</text:p>
      <text:p text:style-name="P52">¿Cuál de las siguientes es una ventaja de las bases de datos clave-valor?</text:p>
      <text:p text:style-name="P53">Respuesta:</text:p>
      <text:p text:style-name="P54"/>
      <text:p text:style-name="P55"/>
      <text:p text:style-name="P56">Pregunta 12</text:p>
      <text:p text:style-name="P57">¿Los datos de un mismo elemento no tiene porque tener los mismos atributos ni el mismo numero de atributos?</text:p>
      <text:p text:style-name="P58">Respuesta:</text:p>
      <text:p text:style-name="P59">Los datos de un mismo elemento no tienen porque tener los mismos atributos ni el mismo numero de atributos</text:p>
      <text:p text:style-name="P60"/>
      <text:p text:style-name="P61">Pregunta 13</text:p>
      <text:p text:style-name="P62">Que variable PL/SQL no deben ser definidas en la zona de declaración</text:p>
      <text:p text:style-name="P63">Respuesta</text:p>
      <text:p text:style-name="P64">Host</text:p>
      <text:p text:style-name="P65"/>
      <text:p text:style-name="P66">Pregunta 14</text:p>
      <text:p text:style-name="P67">¿Que tipo de programas no pueden ser almacenada en la base?</text:p>
      <text:p text:style-name="P68">Respuesta:</text:p>
      <text:p text:style-name="P69">Bloques anónimos</text:p>
      <text:p text:style-name="P70"/>
      <text:p text:style-name="P71">Pregunta 15</text:p>
      <text:p text:style-name="P72">Un Bloque PI/SQL tiene como obligatorio</text:p>
      <text:p text:style-name="P73">Respuesta:</text:p>
      <text:p text:style-name="P74">Begin, End</text:p>
      <text:p text:style-name="P75"/>
      <text:p text:style-name="P76">Pregunta 16</text:p>
      <text:p text:style-name="P77">Para obtener la salida de un dato al ejecutar una unidad de programa PL/SQL podemos utilizar</text:p>
      <text:p text:style-name="P78">Respuesta:</text:p>
      <text:p text:style-name="P79">DBMS_OUTOPUT.PUT_LINE()</text:p>
      <text:p text:style-name="P80"/>
      <text:h text:style-name="P81" text:outline-level="1">Examen Parcial 2 mio</text:h>
      <text:p text:style-name="P82"/>
      <text:p text:style-name="P83">Pregunta 1</text:p>
      <text:p text:style-name="P84">¿Qué configuración le parece óptima para una implementación de BD de familia de columnas?</text:p>
      <text:p text:style-name="P85">Respuesta:</text:p>
      <text:p text:style-name="P86">Un servidor estándar centralizado</text:p>
      <text:p text:style-name="P87"/>
      <text:p text:style-name="P88">Pregunta 2</text:p>
      <text:p text:style-name="P89">Analizando el siguiente código para MongoDB podemos afirmar que:</text:p>
      <text:p text:style-name="P90">{ "nombre": "Juan Perez",</text:p>
      <text:p text:style-name="P91">"alumno": true,</text:p>
      <text:p text:style-name="P92">"carrera": "Licenciatura en Informatica",</text:p>
      <text:p text:style-name="P93">"foto":"d:\alumnos\fotos\insciptos-2014\perezJuan.jpg",</text:p>
      <text:p text:style-name="P94">"materias":</text:p>
      <text:p text:style-name="P95">[</text:p>
      <text:p text:style-name="P96">{ "materia": "Laboratorio 2",</text:p>
      <text:p text:style-name="P97">"nota": 15,</text:p>
      <text:p text:style-name="P98">"fecha": "2106-12-15"</text:p>
      <text:p text:style-name="P99">}</text:p>
      <text:soft-page-break/>
      <text:p text:style-name="P100">]</text:p>
      <text:p text:style-name="P101">}</text:p>
      <text:p text:style-name="P102">Respuesta:</text:p>
      <text:p text:style-name="P103">Es incorrecto por que la nota es mayor a 10</text:p>
      <text:p text:style-name="P104">Es incorrecto porque no soporta fechas</text:p>
      <text:p text:style-name="Standard"><text:span text:style-name="T105">Todas son incorrectas</text:span><text:span text:style-name="T106"><text:s/>(RESPUESTA)</text:span></text:p>
      <text:p text:style-name="P107">Es incorrecto por que la colección solo tiene un objeto</text:p>
      <text:p text:style-name="P108"/>
      <text:p text:style-name="P109">Pregunta 3</text:p>
      <text:p text:style-name="P110">Seleccione la desventaja que NO corresponde en DBs documentales</text:p>
      <text:p text:style-name="P111">Respuesta:</text:p>
      <text:p text:style-name="Standard"><text:span text:style-name="T112">Dificultad al actualizar masivamente la información</text:span><text:span text:style-name="T113">(RESPUESTA)</text:span></text:p>
      <text:p text:style-name="P114">Los datos suelen ser redundantes</text:p>
      <text:p text:style-name="P115">Deficiencias con datos gráficos, multimedia o geográficos</text:p>
      <text:p text:style-name="P116">Limitación en el tamaño de los documentos</text:p>
      <text:p text:style-name="P117"/>
      <text:p text:style-name="P118">Pregunta 7</text:p>
      <text:p text:style-name="P119">¿Cuales son los usos más frecuentes de las DBs clave-valor?</text:p>
      <text:p text:style-name="P120">Respuesta:</text:p>
      <text:p text:style-name="Standard"><text:span text:style-name="T121">Almacenar datos simples, como id de sesiones</text:span><text:span text:style-name="T122">(RESPUESTA)</text:span></text:p>
      <text:p text:style-name="P123">Almacenar datos de empleados de una empresa</text:p>
      <text:p text:style-name="P124">Analizar el seguimiento de venta de productos</text:p>
      <text:p text:style-name="P125">Almacenamiento de movimientos bancarios</text:p>
      <text:p text:style-name="P126"/>
      <text:p text:style-name="P127">Pregunta 8</text:p>
      <text:p text:style-name="P128">Algunas alternativas para atenuar el desajuste por impedancia son:</text:p>
      <text:p text:style-name="P129">Respuesta:</text:p>
      <text:p text:style-name="Standard"><text:span text:style-name="T130">Todas son correctas</text:span><text:span text:style-name="T131">(RESPUESTA)</text:span></text:p>
      <text:p text:style-name="P132">Persistence Framework</text:p>
      <text:p text:style-name="P133">DBOO</text:p>
      <text:p text:style-name="P134">Capa DAO</text:p>
      <text:p text:style-name="P135"/>
      <text:p text:style-name="P136">Pregunta 9</text:p>
      <text:p text:style-name="P137">Si almaceno un objeto en una base de datos relacional:</text:p>
      <text:p text:style-name="P138">Respuesta:</text:p>
      <text:p text:style-name="P139">Se puede almacenar en una o varias tablas</text:p>
      <text:p text:style-name="P140">Se debe almacenar en varias tablas</text:p>
      <text:p text:style-name="P141">Se debe almacenar en una tabla</text:p>
      <text:p text:style-name="Standard"><text:span text:style-name="T142">Almaceno los atributos y los métodos en store procedures</text:span><text:span text:style-name="T143">(RESPUESTA)</text:span></text:p>
      <text:p text:style-name="P144"/>
      <text:p text:style-name="P145">Pregunta 10</text:p>
      <text:p text:style-name="P146">¿Qué se entiende por tolerancia a fallos?</text:p>
      <text:p text:style-name="P147">Respuesta:</text:p>
      <text:p text:style-name="P148">Un sistema que no admite errores.</text:p>
      <text:p text:style-name="Standard"><text:span text:style-name="T149">Un sistema que es capaz de seguir funcionando aunque unos de sus nodos quede inaccesible.</text:span><text:span text:style-name="T150"><text:s/></text:span><text:span text:style-name="T151">(RESPUESTA)</text:span></text:p>
      <text:p text:style-name="P152">Todas son correctas</text:p>
      <text:p text:style-name="P153">Un sistema que funciona en un solo nodo.</text:p>
      <text:p text:style-name="P154"/>
      <text:p text:style-name="P155">Pregunta 11</text:p>
      <text:p text:style-name="P156">Cuando en Big Data se habla de las 3V's, se refiera a:</text:p>
      <text:p text:style-name="P157">Respuesta:</text:p>
      <text:soft-page-break/>
      <text:p text:style-name="Standard"><text:span text:style-name="T158">Volumen - Velocidad - Variedad</text:span><text:span text:style-name="T159">(RESPUESTA)</text:span></text:p>
      <text:p text:style-name="P160">Vertical - Veracidad - Velocidad</text:p>
      <text:p text:style-name="P161">Volumen - Velocidad - Veracidad</text:p>
      <text:p text:style-name="Standard"><text:span text:style-name="T162">Volumen - Veracidad - Viabilida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ebastian Javier Roca</dc:creator>
    <meta:creation-date>2009-04-16T11:32:00Z</meta:creation-date>
    <dc:date>2023-02-16T03:30:00Z</dc:date>
    <meta:template xlink:href="Normal.dotm" xlink:type="simple"/>
    <meta:editing-cycles>5</meta:editing-cycles>
    <meta:editing-duration>PT21780S</meta:editing-duration>
    <meta:user-defined meta:name="Info 1"/>
    <meta:user-defined meta:name="Info 2"/>
    <meta:user-defined meta:name="Info 3"/>
    <meta:user-defined meta:name="Info 4"/>
    <meta:document-statistic meta:page-count="4" meta:paragraph-count="8" meta:word-count="617" meta:character-count="4008" meta:row-count="28" meta:non-whitespace-character-count="3399"/>
  </office:meta>
</office:document-meta>
</file>